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2ad251" officeooo:paragraph-rsid="002ad251"/>
    </style:style>
    <style:style style:name="P2" style:family="paragraph" style:parent-style-name="Standard">
      <style:text-properties officeooo:rsid="00193e09" officeooo:paragraph-rsid="00193e09"/>
    </style:style>
    <style:style style:name="P3" style:family="paragraph" style:parent-style-name="Standard">
      <style:text-properties officeooo:rsid="00195f45" officeooo:paragraph-rsid="00195f45"/>
    </style:style>
    <style:style style:name="P4" style:family="paragraph" style:parent-style-name="Standard" style:list-style-name="L1">
      <style:text-properties fo:font-weight="bold" officeooo:rsid="0028e944" officeooo:paragraph-rsid="0028e944" style:font-weight-asian="bold" style:font-weight-complex="bold"/>
    </style:style>
    <style:style style:name="P5" style:family="paragraph" style:parent-style-name="Standard" style:list-style-name="L1">
      <style:text-properties fo:font-weight="bold" officeooo:rsid="0021245c" officeooo:paragraph-rsid="002dd800" style:font-weight-asian="bold" style:font-weight-complex="bold"/>
    </style:style>
    <style:style style:name="P6" style:family="paragraph" style:parent-style-name="Standard" style:list-style-name="L1">
      <style:text-properties fo:font-weight="bold" officeooo:rsid="0030dbfb" officeooo:paragraph-rsid="0034b35c" style:font-weight-asian="bold" style:font-weight-complex="bold"/>
    </style:style>
    <style:style style:name="P7" style:family="paragraph" style:parent-style-name="Standard" style:list-style-name="L1">
      <style:text-properties fo:font-weight="bold" officeooo:rsid="00195f45" officeooo:paragraph-rsid="00378528" style:font-weight-asian="bold" style:font-weight-complex="bold"/>
    </style:style>
    <style:style style:name="P8" style:family="paragraph" style:parent-style-name="Standard" style:list-style-name="L1">
      <style:text-properties fo:font-weight="bold" officeooo:rsid="001a9cfa" officeooo:paragraph-rsid="001a9cfa" style:font-weight-asian="bold" style:font-weight-complex="bold"/>
    </style:style>
    <style:style style:name="P9" style:family="paragraph" style:parent-style-name="Standard" style:list-style-name="L1">
      <style:text-properties fo:font-weight="bold" officeooo:rsid="00204ad3" officeooo:paragraph-rsid="00204ad3" style:font-weight-asian="bold" style:font-weight-complex="bold"/>
    </style:style>
    <style:style style:name="P10" style:family="paragraph" style:parent-style-name="Standard" style:list-style-name="L1">
      <style:text-properties fo:font-weight="bold" officeooo:rsid="0022d8a3" officeooo:paragraph-rsid="0022d8a3" style:font-weight-asian="bold" style:font-weight-complex="bold"/>
    </style:style>
    <style:style style:name="P11" style:family="paragraph" style:parent-style-name="Standard" style:list-style-name="L1">
      <style:text-properties fo:font-weight="bold" officeooo:rsid="0022f6b8" officeooo:paragraph-rsid="0022f6b8" style:font-weight-asian="bold" style:font-weight-complex="bold"/>
    </style:style>
    <style:style style:name="P12" style:family="paragraph" style:parent-style-name="Standard" style:list-style-name="L1">
      <style:text-properties fo:font-weight="bold" officeooo:rsid="00365a74" officeooo:paragraph-rsid="00365a74" style:font-weight-asian="bold" style:font-weight-complex="bold"/>
    </style:style>
    <style:style style:name="P13" style:family="paragraph" style:parent-style-name="Standard" style:list-style-name="L1">
      <style:text-properties officeooo:rsid="00195f45" officeooo:paragraph-rsid="0038f034"/>
    </style:style>
    <style:style style:name="P14" style:family="paragraph" style:parent-style-name="Standard" style:list-style-name="L1">
      <style:text-properties officeooo:rsid="00195f45" officeooo:paragraph-rsid="00195f45"/>
    </style:style>
    <style:style style:name="P15" style:family="paragraph" style:parent-style-name="Standard" style:list-style-name="L1">
      <style:text-properties officeooo:rsid="001c8809" officeooo:paragraph-rsid="001c8809"/>
    </style:style>
    <style:style style:name="P16" style:family="paragraph" style:parent-style-name="Standard" style:list-style-name="L1">
      <style:text-properties officeooo:rsid="001e66ef" officeooo:paragraph-rsid="001e66ef"/>
    </style:style>
    <style:style style:name="P17" style:family="paragraph" style:parent-style-name="Standard" style:list-style-name="L1">
      <style:text-properties officeooo:rsid="00238e60" officeooo:paragraph-rsid="00238e60"/>
    </style:style>
    <style:style style:name="P18" style:family="paragraph" style:parent-style-name="Standard" style:list-style-name="L1">
      <style:text-properties officeooo:rsid="00246674" officeooo:paragraph-rsid="00246674"/>
    </style:style>
    <style:style style:name="P19" style:family="paragraph" style:parent-style-name="Standard" style:list-style-name="L1">
      <style:text-properties officeooo:rsid="002f825c" officeooo:paragraph-rsid="002f825c"/>
    </style:style>
    <style:style style:name="P20" style:family="paragraph" style:parent-style-name="Standard" style:list-style-name="L1">
      <style:text-properties fo:font-weight="normal" officeooo:rsid="003a325e" officeooo:paragraph-rsid="003a325e" style:font-weight-asian="normal" style:font-weight-complex="normal"/>
    </style:style>
    <style:style style:name="P21" style:family="paragraph" style:parent-style-name="Standard">
      <style:text-properties fo:font-weight="normal" officeooo:rsid="003a325e" officeooo:paragraph-rsid="003a325e" style:font-weight-asian="normal" style:font-weight-complex="normal"/>
    </style:style>
    <style:style style:name="P22" style:family="paragraph" style:parent-style-name="Standard">
      <style:text-properties fo:font-weight="normal" officeooo:rsid="003b8ff4" officeooo:paragraph-rsid="003b8ff4" style:font-weight-asian="normal" style:font-weight-complex="normal"/>
    </style:style>
    <style:style style:name="P23" style:family="paragraph" style:parent-style-name="Standard" style:list-style-name="L2">
      <style:text-properties officeooo:paragraph-rsid="003b8ff4"/>
    </style:style>
    <style:style style:name="P24" style:family="paragraph" style:parent-style-name="Standard" style:list-style-name="L2">
      <style:text-properties officeooo:rsid="003b8ff4" officeooo:paragraph-rsid="003b8ff4"/>
    </style:style>
    <style:style style:name="T1" style:family="text">
      <style:text-properties officeooo:rsid="0036fb8f"/>
    </style:style>
    <style:style style:name="T2" style:family="text">
      <style:text-properties officeooo:rsid="001ea80b"/>
    </style:style>
    <style:style style:name="T3" style:family="text">
      <style:text-properties officeooo:rsid="0022f6b8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46674" style:font-weight-asian="bold" style:font-weight-complex="bold"/>
    </style:style>
    <style:style style:name="T6" style:family="text">
      <style:text-properties fo:font-weight="bold" officeooo:rsid="002de1c2" style:font-weight-asian="bold" style:font-weight-complex="bold"/>
    </style:style>
    <style:style style:name="T7" style:family="text">
      <style:text-properties fo:font-weight="bold" officeooo:rsid="002b3880" style:font-weight-asian="bold" style:font-weight-complex="bold"/>
    </style:style>
    <style:style style:name="T8" style:family="text">
      <style:text-properties officeooo:rsid="00246674"/>
    </style:style>
    <style:style style:name="T9" style:family="text">
      <style:text-properties officeooo:rsid="0025cdce"/>
    </style:style>
    <style:style style:name="T10" style:family="text">
      <style:text-properties style:text-line-through-style="solid" style:text-line-through-type="single"/>
    </style:style>
    <style:style style:name="T11" style:family="text">
      <style:text-properties style:text-line-through-style="solid" style:text-line-through-type="single" style:font-size-asian="10.5pt"/>
    </style:style>
    <style:style style:name="T12" style:family="text">
      <style:text-properties officeooo:rsid="002b3880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3b8ff4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ound artist?</text:p>
      <text:p text:style-name="P2">James is done by/on Monday.</text:p>
      <text:p text:style-name="P2">Go over what we did last time.</text:p>
      <text:p text:style-name="P2">The intro movie might get cut, but we might keep it too.</text:p>
      <text:p text:style-name="P3">We need:</text:p>
      <text:list xml:id="list8847947097358222428" text:style-name="L1">
        <text:list-item>
          <text:p text:style-name="P4"><text:span text:style-name="T12">(DONE) </text:span>Try to upgrade to Godot 1.1</text:p>
        </text:list-item>
        <text:list-item>
          <text:p text:style-name="P5"><text:span text:style-name="T12">(DONE) </text:span>Zombies under the ground <text:span text:style-name="T3">bug. -James</text:span></text:p>
        </text:list-item>
        <text:list-item>
          <text:p text:style-name="P6"><text:span text:style-name="T12">(DONE) </text:span>Kill Zombies<text:span text:style-name="T3"> -James</text:span></text:p>
        </text:list-item>
        <text:list-item>
          <text:p text:style-name="P7"><text:span text:style-name="T12">(DONE) </text:span>Head Throw<text:span text:style-name="T3"> -James</text:span></text:p>
        </text:list-item>
        <text:list-item>
          <text:p text:style-name="P7"><text:span text:style-name="T12">(DONE) Character </text:span>Damage<text:span text:style-name="T3"> -James</text:span></text:p>
        </text:list-item>
        <text:list-item>
          <text:p text:style-name="P13"><text:span text:style-name="T7">(DONE) </text:span><text:span text:style-name="T4">Blood Splat (Screen wide effect/screen border) -</text:span><text:span text:style-name="T5">Katrina </text:span><text:span text:style-name="T6">&amp; Michael</text:span></text:p>
        </text:list-item>
        <text:list-item>
          <text:p text:style-name="P14"><text:span text:style-name="T11">Animate moon?</text:span> No poin<text:span text:style-name="T2">t, but maybe next version?</text:span></text:p>
        </text:list-item>
        <text:list-item>
          <text:p text:style-name="P14">Testing</text:p>
        </text:list-item>
        <text:list-item>
          <text:p text:style-name="P14">Balancing</text:p>
        </text:list-item>
        <text:list-item>
          <text:p text:style-name="P14">Porting -<text:span text:style-name="T9">Michael</text:span></text:p>
          <text:list>
            <text:list-item>
              <text:p text:style-name="P14">Windows 64</text:p>
            </text:list-item>
            <text:list-item>
              <text:p text:style-name="P14">Android</text:p>
            </text:list-item>
            <text:list-item>
              <text:p text:style-name="P14">HTML5/Web Browser</text:p>
            </text:list-item>
            <text:list-item>
              <text:p text:style-name="P14">Windows 32?</text:p>
            </text:list-item>
          </text:list>
        </text:list-item>
        <text:list-item>
          <text:p text:style-name="P8">Chalk Movie -<text:span text:style-name="T8">Katrina, James, Michael</text:span></text:p>
          <text:list>
            <text:list-item>
              <text:p text:style-name="P15">James has filmed before.</text:p>
            </text:list-item>
            <text:list-item>
              <text:p text:style-name="P15">Katrina can draw the chalk.</text:p>
            </text:list-item>
            <text:list-item>
              <text:p text:style-name="P16">Go in a circle if possible, otherwise fade the ends.</text:p>
            </text:list-item>
          </text:list>
        </text:list-item>
        <text:list-item>
          <text:p text:style-name="P9">Create and import sounds. -<text:span text:style-name="T8">Kristen? &amp; Michael</text:span></text:p>
        </text:list-item>
        <text:list-item>
          <text:p text:style-name="P10">Donation Button -<text:span text:style-name="T8">Michael</text:span></text:p>
        </text:list-item>
        <text:list-item>
          <text:p text:style-name="P11">Tutorial</text:p>
          <text:list>
            <text:list-item>
              <text:p text:style-name="P17">Could just be a video of somebody playing.</text:p>
            </text:list-item>
            <text:list-item>
              <text:p text:style-name="P18">Easiest is a text popup with words.</text:p>
              <text:list>
                <text:list-item>
                  <text:p text:style-name="P18">Screenshots?</text:p>
                </text:list-item>
              </text:list>
            </text:list-item>
          </text:list>
        </text:list-item>
        <text:list-item>
          <text:p text:style-name="P19"><text:span text:style-name="T10">Ninja zombies!? </text:span>Maybe next version?</text:p>
        </text:list-item>
        <text:list-item>
          <text:p text:style-name="P12">Add “Get a head in life.” to the splash screen? -Michael</text:p>
        </text:list-item>
        <text:list-item>
          <text:p text:style-name="P20">In version two, add an automatic rifle with unlimited ammo...</text:p>
        </text:list-item>
      </text:list>
      <text:p text:style-name="P21"/>
      <text:p text:style-name="P22">Balancing Notes:</text:p>
      <text:list xml:id="list6827124198898940729" text:style-name="L2">
        <text:list-item>
          <text:p text:style-name="P23"><text:span text:style-name="T14">Have zombie's animations start really slow, then speed up as game progresses.</text:span></text:p>
        </text:list-item>
        <text:list-item>
          <text:p text:style-name="P24"><text:span text:style-name="T13">Bug with saved game sorting needs fixed.</text:span></text:p>
        </text:list-item>
        <text:list-item>
          <text:p text:style-name="P24"><text:span text:style-name="T13">Add a delay before selecting name.</text:span></text:p>
        </text:list-item>
        <text:list-item>
          <text:p text:style-name="P24"><text:span text:style-name="T13">Sometimes damage doesn't take.</text:span></text:p>
        </text:list-item>
        <text:list-item>
          <text:p text:style-name="P24"><text:span text:style-name="T13">The tomb crumbling animation is too fast.</text:span></text:p>
        </text:list-item>
        <text:list-item>
          <text:p text:style-name="P24"><text:span text:style-name="T13">The function play() can take an animation speed as an input. <text:s/>See animation player in the help file.</text:span></text:p>
        </text:list-item>
        <text:list-item>
          <text:p text:style-name="P24"><text:span text:style-name="T13">When watching credits, “Story XXX” comes up twice.</text:span></text:p>
        </text:list-item>
        <text:list-item>
          <text:p text:style-name="P24"><text:span text:style-name="T13">Add blood splat animation when character dies.</text:span></text:p>
        </text:list-item>
        <text:list-item>
          <text:p text:style-name="P24"><text:span text:style-name="T13">During the credits, some are titles of people, and some are activities people do. <text:s/>These need to be unified to be all titles, or all activities, with a preference for titles. <text:s/>We should talk as a group about thi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2ad251" officeooo:paragraph-rsid="002ad251"/>
    </style:style>
    <style:style style:name="MT1" style:family="text">
      <style:text-properties officeooo:rsid="0036fb8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Graphics Game Todo List, </text:span>Memorial Day Weekend 2015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2T22:50:12.919000000</meta:creation-date>
    <dc:date>2015-05-25T20:02:11.279000000</dc:date>
    <meta:editing-duration>PT13H32M35S</meta:editing-duration>
    <meta:editing-cycles>34</meta:editing-cycles>
    <meta:generator>LibreOffice/4.3.7.2$Windows_x86 LibreOffice_project/8a35821d8636a03b8bf4e15b48f59794652c68ba</meta:generator>
    <meta:document-statistic meta:table-count="0" meta:image-count="0" meta:object-count="0" meta:page-count="1" meta:paragraph-count="43" meta:word-count="314" meta:character-count="1712" meta:non-whitespace-character-count="1474"/>
  </office:meta>
</office:document-meta>
</file>